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475b" officeooo:paragraph-rsid="001e475b"/>
    </style:style>
    <style:style style:name="P2" style:family="paragraph" style:parent-style-name="Standard">
      <style:text-properties officeooo:rsid="001f48c1" officeooo:paragraph-rsid="001f48c1"/>
    </style:style>
    <style:style style:name="T1" style:family="text">
      <style:text-properties officeooo:rsid="001f48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fgabe 1</text:p>
      <text:p text:style-name="P1">1. a</text:p>
      <text:p text:style-name="P1">2. begin</text:p>
      <text:p text:style-name="P1"><text:s/>dbms_output.put_line('Hello World');</text:p>
      <text:p text:style-name="P1">end;</text:p>
      <text:p text:style-name="P1"/>
      <text:p text:style-name="P1">Aufgabe 2</text:p>
      <text:p text:style-name="P1">1. gültige: <text:span text:style-name="T1">a, </text:span>b, <text:span text:style-name="T1">d, g h</text:span></text:p>
      <text:p text:style-name="P1">2. gültige: a, <text:span text:style-name="T1">d</text:span></text:p>
      <text:p text:style-name="P1">3. <text:span text:style-name="T1">a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6T10:10:46.696093441</meta:creation-date>
    <dc:date>2024-04-16T10:50:07.506198598</dc:date>
    <meta:editing-duration>PT19M</meta:editing-duration>
    <meta:editing-cycles>1</meta:editing-cycles>
    <meta:document-statistic meta:table-count="0" meta:image-count="0" meta:object-count="0" meta:page-count="1" meta:paragraph-count="9" meta:word-count="24" meta:character-count="115" meta:non-whitespace-character-count="99"/>
    <meta:generator>LibreOffice/7.3.7.2$Linux_X86_64 LibreOffice_project/30$Build-2</meta:generator>
  </office:meta>
</office:document-meta>
</file>